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P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officeooo:paragraph-rsid="00035533"/>
    </style:style>
    <style:style style:name="P2" style:family="paragraph" style:parent-style-name="Text_20_body">
      <style:paragraph-properties fo:margin-left="0cm" fo:margin-right="0cm" fo:margin-top="0cm" fo:margin-bottom="0cm" style:contextual-spacing="false" fo:line-height="100%" fo:text-align="center" style:justify-single-word="false" fo:text-indent="0cm" style:auto-text-indent="false"/>
      <style:text-properties officeooo:paragraph-rsid="00035533"/>
    </style:style>
    <style:style style:name="P3" style:family="paragraph" style:parent-style-name="Text_20_body" style:list-style-name="L1">
      <style:paragraph-properties fo:margin-left="0cm" fo:margin-right="0cm" fo:margin-top="0cm" fo:margin-bottom="0cm" style:contextual-spacing="false" fo:line-height="100%" fo:text-indent="0cm" style:auto-text-indent="false"/>
      <style:text-properties style:font-name="Times New Roman" officeooo:paragraph-rsid="00035533"/>
    </style:style>
    <style:style style:name="P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style:font-name="Times New Roman"/>
    </style:style>
    <style:style style:name="P5" style:family="paragraph" style:parent-style-name="Standard">
      <style:text-properties style:font-name="Times New Roman"/>
    </style:style>
    <style:style style:name="T1" style:family="text">
      <style:text-properties style:font-name="Times New Roman" fo:font-size="12pt" style:text-underline-style="none" fo:font-weight="normal" officeooo:rsid="00035533" style:font-weight-asian="normal" style:font-weight-complex="normal" loext:padding="0cm" loext:border="none"/>
    </style:style>
    <style:style style:name="T2" style:family="text">
      <style:text-properties style:font-name="Times New Roman" fo:font-size="12pt" style:text-underline-style="solid" style:text-underline-width="auto" style:text-underline-color="font-color" fo:font-weight="bold" loext:padding="0cm" loext:border="none"/>
    </style:style>
    <style:style style:name="T3" style:family="text">
      <style:text-properties style:font-name="Times New Roman" fo:font-size="12pt" style:text-underline-style="solid" style:text-underline-width="auto" style:text-underline-color="font-color" fo:font-weight="bold" officeooo:rsid="00035533" loext:padding="0cm" loext:border="none"/>
    </style:style>
    <style:style style:name="T4" style:family="text">
      <style:text-properties fo:font-size="12pt" loext:padding="0cm" loext:border="none"/>
    </style:style>
    <style:style style:name="T5" style:family="text">
      <style:text-properties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Ines Harraoui</text:span></text:span></text:p>
      <text:p text:style-name="P1"><text:span text:style-name="Strong_20_Emphasis"><text:span text:style-name="T1">Yanis Saadi Dit Saada</text:span></text:span></text:p>
      <text:p text:style-name="P1"><text:span text:style-name="Strong_20_Emphasis"><text:span text:style-name="T1">Groupe 3</text:span></text:span></text:p>
      <text:p text:style-name="P2"/>
      <text:p text:style-name="P2"><text:span text:style-name="Strong_20_Emphasis"><text:span text:style-name="T2">Synthèse </text:span></text:span><text:span text:style-name="Strong_20_Emphasis"><text:span text:style-name="T3">du métier Dev Ops</text:span></text:span></text:p>
      <text:list text:style-name="L1">
        <text:list-header>
          <text:p text:style-name="P3"><text:span text:style-name="T4"/></text:p>
          <text:p text:style-name="P3"><text:span text:style-name="T4">Le métier de DevOps joue un rôle clé dans le monde informatique en assurant la coordination entre les équipes de développement et les opérations. À l’image d’un restaurant, où les cuisiniers et les serveurs s'occupent de tout pour garantir un service fluide, le DevOps veille à ce que chaque partie d’un projet fonctionne en harmonie, en optimisant les processus et en garantissant la fluidité des déploiements, afin de faciliter le travail des développeurs. Ce métier repose sur un ensemble de compétences techniques. Il demande une maîtrise des outils de conteneurisation comme Docker ou Kubernetes, ainsi qu’une expertise dans les pipelines d’intégration continue et les services cloud.</text:span><text:span text:style-name="T5"> </text:span></text:p>
          <text:p text:style-name="P3"><text:span text:style-name="T4"/></text:p>
          <text:p text:style-name="P3"><text:span text:style-name="T4">Ce métier exige également des qualités humaines comme la rigueur, pour éviter les erreurs techniques, ou la communication, afin de collaborer efficacement avec des équipes diverses. Le DevOps doit faire preuve d’adaptabilité, car les outils et les méthodes évoluent sans cesse dans ce domaine. </text:span></text:p>
          <text:p text:style-name="P3"><text:span text:style-name="T4"/></text:p>
          <text:p text:style-name="P3"><text:span text:style-name="T4">Accessible via des formations techniques en ligne, des écoles spécialisées ou même des parcours autodidactes, cette carrière offre des opportunités de recrutement variées. Les entreprises recherchent activement ces profils, en particulier dans les grandes villes ou pour des missions en télétravail, compte tenu de la forte demande actuelle.</text:span><text:span text:style-name="T5"> </text:span></text:p>
          <text:p text:style-name="P3"><text:span text:style-name="T4"/></text:p>
          <text:p text:style-name="P3"><text:span text:style-name="T4">Le métier présente des avantages indéniables, tels que la diversité des missions, l’apprentissage permanent et des opportunités d’évolution. Toutefois, il s’accompagne de défis comme une charge de travail parfois imprévisible ou des responsabilités élevées. À l’échelle internationale, la demande pour ce métier est encore plus forte, notamment dans les pays anglophones. Le DevOps reste une profession dynamique, qui allie technique et gestion, et qui répond parfaitement aux besoins actuels de transformation numérique des entreprises.</text:span><text:span text:style-name="T5"> </text:span></text:p>
          <text:p text:style-name="P4"><text:bookmark text:name="chat-messages-1280902628171321467-1310536878050508921"/></text:p>
        </text:list-header>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7T13:56:03.618000000</meta:creation-date>
    <dc:date>2024-11-27T13:59:27.590000000</dc:date>
    <meta:editing-duration>PT3M23S</meta:editing-duration>
    <meta:editing-cycles>2</meta:editing-cycles>
    <meta:generator>LibreOffice/24.8.3.1$Windows_X86_64 LibreOffice_project/65412f067af443213e726c93f137ccc85c9a1e06</meta:generator>
    <meta:print-date>2024-11-27T13:58:54.058000000</meta:print-date>
    <meta:printed-by>Fichiers PDF</meta:printed-by>
    <meta:document-statistic meta:table-count="0" meta:image-count="0" meta:object-count="0" meta:page-count="1" meta:paragraph-count="8" meta:word-count="285" meta:character-count="1932" meta:non-whitespace-character-count="1651"/>
  </office:meta>
</office:document-meta>
</file>